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aive_bay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ruePositives</text:p>
          </table:table-cell>
          <table:table-cell office:value-type="string" table:style-name="ce1">
            <text:p>FalsePositives</text:p>
          </table:table-cell>
          <table:table-cell office:value-type="string" table:style-name="ce1">
            <text:p>TrueNegatives</text:p>
          </table:table-cell>
          <table:table-cell office:value-type="string" table:style-name="ce1">
            <text:p>FalseNegatives</text:p>
          </table:table-cell>
          <table:table-cell office:value-type="string" table:style-name="ce1">
            <text:p>Recall</text:p>
          </table:table-cell>
          <table:table-cell office:value-type="string" table:style-name="ce1">
            <text:p>Precision</text:p>
          </table:table-cell>
          <table:table-cell office:value-type="string" table:style-name="ce1">
            <text:p>Sensitivity</text:p>
          </table:table-cell>
          <table:table-cell office:value-type="string" table:style-name="ce1">
            <text:p>Specifity</text:p>
          </table:table-cell>
          <table:table-cell office:value-type="string" table:style-name="ce1">
            <text:p>F-measure</text:p>
          </table:table-cell>
          <table:table-cell office:value-type="string" table:style-name="ce1">
            <text:p>Accuracy</text:p>
          </table:table-cell>
          <table:table-cell office:value-type="string" table:style-name="ce1">
            <text:p>Cohen's kappa</text:p>
          </table:table-cell>
          <table:table-cell table:number-columns-repeated="16373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93" table:style-name="ce1">
            <text:p>493</text:p>
          </table:table-cell>
          <table:table-cell office:value-type="float" office:value="2568" table:style-name="ce1">
            <text:p>2568</text:p>
          </table:table-cell>
          <table:table-cell office:value-type="float" office:value="272" table:style-name="ce1">
            <text:p>272</text:p>
          </table:table-cell>
          <table:table-cell office:value-type="float" office:value="0.2" table:style-name="ce1">
            <text:p>0,2</text:p>
          </table:table-cell>
          <table:table-cell office:value-type="float" office:value="0.12121212121212122" table:style-name="ce1">
            <text:p>0,121212121</text:p>
          </table:table-cell>
          <table:table-cell office:value-type="float" office:value="0.2" table:style-name="ce1">
            <text:p>0,2</text:p>
          </table:table-cell>
          <table:table-cell office:value-type="float" office:value="0.83894152237830777" table:style-name="ce1">
            <text:p>0,838941522</text:p>
          </table:table-cell>
          <table:table-cell office:value-type="float" office:value="0.15094339622641512" table:style-name="ce1">
            <text:p>0,150943396</text:p>
          </table:table-cell>
          <table:table-cell table:number-columns-repeated="16375" table:style-name="ce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513" table:style-name="ce1">
            <text:p>513</text:p>
          </table:table-cell>
          <table:table-cell office:value-type="float" office:value="1815" table:style-name="ce1">
            <text:p>1815</text:p>
          </table:table-cell>
          <table:table-cell office:value-type="float" office:value="842" table:style-name="ce1">
            <text:p>842</text:p>
          </table:table-cell>
          <table:table-cell office:value-type="float" office:value="0.21528424976700838" table:style-name="ce1">
            <text:p>0,21528425</text:p>
          </table:table-cell>
          <table:table-cell office:value-type="float" office:value="0.31048387096774194" table:style-name="ce1">
            <text:p>0,310483871</text:p>
          </table:table-cell>
          <table:table-cell office:value-type="float" office:value="0.21528424976700838" table:style-name="ce1">
            <text:p>0,21528425</text:p>
          </table:table-cell>
          <table:table-cell office:value-type="float" office:value="0.77963917525773196" table:style-name="ce1">
            <text:p>0,779639175</text:p>
          </table:table-cell>
          <table:table-cell office:value-type="float" office:value="0.25426527242707758" table:style-name="ce1">
            <text:p>0,254265272</text:p>
          </table:table-cell>
          <table:table-cell table:number-columns-repeated="16375" table:style-name="ce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310" table:style-name="ce1">
            <text:p>310</text:p>
          </table:table-cell>
          <table:table-cell office:value-type="float" office:value="1103" table:style-name="ce1">
            <text:p>1103</text:p>
          </table:table-cell>
          <table:table-cell office:value-type="float" office:value="1555" table:style-name="ce1">
            <text:p>1555</text:p>
          </table:table-cell>
          <table:table-cell office:value-type="float" office:value="0.21780684104627768" table:style-name="ce1">
            <text:p>0,217806841</text:p>
          </table:table-cell>
          <table:table-cell office:value-type="float" office:value="0.58277254374158816" table:style-name="ce1">
            <text:p>0,582772544</text:p>
          </table:table-cell>
          <table:table-cell office:value-type="float" office:value="0.21780684104627768" table:style-name="ce1">
            <text:p>0,217806841</text:p>
          </table:table-cell>
          <table:table-cell office:value-type="float" office:value="0.7806086341118188" table:style-name="ce1">
            <text:p>0,780608634</text:p>
          </table:table-cell>
          <table:table-cell office:value-type="float" office:value="0.31709996338337609" table:style-name="ce1">
            <text:p>0,317099963</text:p>
          </table:table-cell>
          <table:table-cell table:number-columns-repeated="16375" table:style-name="ce1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office:value-type="float" office:value="396" table:style-name="ce1">
            <text:p>396</text:p>
          </table:table-cell>
          <table:table-cell office:value-type="float" office:value="3005" table:style-name="ce1">
            <text:p>300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88356365774772128" table:style-name="ce1">
            <text:p>0,883563658</text:p>
          </table:table-cell>
          <table:table-cell table:number-columns-repeated="16376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61" table:style-name="ce1">
            <text:p>561</text:p>
          </table:table-cell>
          <table:table-cell office:value-type="float" office:value="2840" table:style-name="ce1">
            <text:p>284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83504851514260514" table:style-name="ce1">
            <text:p>0,835048515</text:p>
          </table:table-cell>
          <table:table-cell table:number-columns-repeated="16376" table:style-name="ce1"/>
        </table:table-row>
        <table:table-row table:style-name="ro1">
          <table:table-cell table:number-columns-repeated="9" table:style-name="ce1"/>
          <table:table-cell office:value-type="float" office:value="0.21523081446633344" table:style-name="ce1">
            <text:p>0,215230814</text:p>
          </table:table-cell>
          <table:table-cell office:value-type="float" office:value="2.5708011447515109E-3" table:style-name="ce1">
            <text:p>0,002570801</text:p>
          </table:table-cell>
          <table:table-cell table:number-columns-repeated="16373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Apache POI</meta:initial-creator>
    <dc:creator>mert</dc:creator>
    <meta:creation-date>2021-05-31T17:04:52Z</meta:creation-date>
    <dc:date>2021-05-31T20:29:23Z</dc:date>
  </office:meta>
</office:document-meta>
</file>